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0H00M00S" calcext:value-type="time">
            <text:p>10:00:00</text:p>
          </table:table-cell>
          <table:table-cell table:style-name="ce30" office:value-type="string" calcext:value-type="string">
            <text:p>Date Recorded 18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3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table:style-name="Default"/>
          <table:table-cell table:style-name="Default" office:value-type="float" office:value="51" calcext:value-type="float">
            <text:p>51</text:p>
          </table:table-cell>
          <table:table-cell table:formula="of:=([.A8] - [.$A$7])+([.B8]/60)" office:value-type="float" office:value="0.85" calcext:value-type="float">
            <text:p>0.85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705.882352941176" calcext:value-type="float">
            <text:p>705.88</text:p>
          </table:table-cell>
          <table:table-cell table:number-columns-repeated="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22" calcext:value-type="float">
            <text:p>22</text:p>
          </table:table-cell>
          <table:table-cell table:formula="of:=([.A9] - [.$A$7])+([.B9]/60)" office:value-type="float" office:value="2.36666666666667" calcext:value-type="float">
            <text:p>2.37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395.604395604396" calcext:value-type="float">
            <text:p>395.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([.A10] - [.$A$7])+([.B10]/60)" office:value-type="float" office:value="4.58333333333333" calcext:value-type="float">
            <text:p>4.58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270.676691729323" calcext:value-type="float">
            <text:p>270.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([.A11] - [.$A$7])+([.B11]/60)" office:value-type="float" office:value="6.33333333333333" calcext:value-type="float">
            <text:p>6.33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342.857142857143" calcext:value-type="float">
            <text:p>342.8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([.A12] - [.$A$7])+([.B12]/60)" office:value-type="float" office:value="7.33333333333333" calcext:value-type="float">
            <text:p>7.33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600" calcext:value-type="float">
            <text:p>600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([.A13] - [.$A$7])+([.B13]/60)" office:value-type="float" office:value="9.96666666666667" calcext:value-type="float">
            <text:p>9.97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227.848101265823" calcext:value-type="float">
            <text:p>227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([.A14] - [.$A$7])+([.B14]/60)" office:value-type="float" office:value="11.3833333333333" calcext:value-type="float">
            <text:p>11.38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423.529411764706" calcext:value-type="float">
            <text:p>423.5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([.A15] - [.$A$7])+([.B15]/60)" office:value-type="float" office:value="12.7833333333333" calcext:value-type="float">
            <text:p>12.78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28.571428571429" calcext:value-type="float">
            <text:p>428.5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([.A16] - [.$A$7])+([.B16]/60)" office:value-type="float" office:value="14.4333333333333" calcext:value-type="float">
            <text:p>14.43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363.636363636364" calcext:value-type="float">
            <text:p>363.6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([.A17] - [.$A$7])+([.B17]/60)" office:value-type="float" office:value="15.5333333333333" calcext:value-type="float">
            <text:p>15.53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545.454545454546" calcext:value-type="float">
            <text:p>545.45</text:p>
          </table:table-cell>
          <table:table-cell table:formula="of:=AVERAGE([.F8:.$F17])" office:value-type="float" office:value="430.40604338249" calcext:value-type="float">
            <text:p>430.4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([.A18] - [.$A$7])+([.B18]/60)" office:value-type="float" office:value="16.75" calcext:value-type="float">
            <text:p>16.75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493.150684931507" calcext:value-type="float">
            <text:p>493.15</text:p>
          </table:table-cell>
          <table:table-cell table:formula="of:=AVERAGE([.F9:.$F18])" office:value-type="float" office:value="409.132876581524" calcext:value-type="float">
            <text:p>409.1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([.A19] - [.$A$7])+([.B19]/60)" office:value-type="float" office:value="18.1166666666667" calcext:value-type="float">
            <text:p>18.12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439.024390243902" calcext:value-type="float">
            <text:p>439.02</text:p>
          </table:table-cell>
          <table:table-cell table:formula="of:=AVERAGE([.F10:.$F19])" office:value-type="float" office:value="413.474876045474" calcext:value-type="float">
            <text:p>413.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([.A20] - [.$A$7])+([.B20]/60)" office:value-type="float" office:value="19.4" calcext:value-type="float">
            <text:p>19.40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467.532467532468" calcext:value-type="float">
            <text:p>467.53</text:p>
          </table:table-cell>
          <table:table-cell table:formula="of:=AVERAGE([.F11:.$F20])" office:value-type="float" office:value="433.160453625789" calcext:value-type="float">
            <text:p>433.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formula="of:=([.A21] - [.$A$7])+([.B21]/60)" office:value-type="float" office:value="21.45" calcext:value-type="float">
            <text:p>21.45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292.682926829268" calcext:value-type="float">
            <text:p>292.68</text:p>
          </table:table-cell>
          <table:table-cell table:formula="of:=AVERAGE([.F12:.$F21])" office:value-type="float" office:value="428.143032023001" calcext:value-type="float">
            <text:p>428.1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([.A22] - [.$A$7])+([.B22]/60)" office:value-type="float" office:value="23.0166666666667" calcext:value-type="float">
            <text:p>23.0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382.978723404255" calcext:value-type="float">
            <text:p>382.98</text:p>
          </table:table-cell>
          <table:table-cell table:formula="of:=AVERAGE([.F13:.$F22])" office:value-type="float" office:value="406.440904363427" calcext:value-type="float">
            <text:p>406.4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([.A23] - [.$A$7])+([.B23]/60)" office:value-type="float" office:value="23.85" calcext:value-type="float">
            <text:p>23.85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719.999999999998" calcext:value-type="float">
            <text:p>720.00</text:p>
          </table:table-cell>
          <table:table-cell table:formula="of:=AVERAGE([.F14:.$F23])" office:value-type="float" office:value="455.656094236844" calcext:value-type="float">
            <text:p>455.6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([.A24] - [.$A$7])+([.B24]/60)" office:value-type="float" office:value="25.3833333333333" calcext:value-type="float">
            <text:p>25.38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391.304347826087" calcext:value-type="float">
            <text:p>391.30</text:p>
          </table:table-cell>
          <table:table-cell table:formula="of:=AVERAGE([.F15:.$F24])" office:value-type="float" office:value="452.433587842982" calcext:value-type="float">
            <text:p>452.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formula="of:=([.A25] - [.$A$7])+([.B25]/60)" office:value-type="float" office:value="26.6333333333333" calcext:value-type="float">
            <text:p>26.63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480" calcext:value-type="float">
            <text:p>480.00</text:p>
          </table:table-cell>
          <table:table-cell table:formula="of:=AVERAGE([.F16:.$F25])" office:value-type="float" office:value="457.57644498584" calcext:value-type="float">
            <text:p>457.58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([.A26] - [.$A$7])+([.B26]/60)" office:value-type="float" office:value="27.7333333333333" calcext:value-type="float">
            <text:p>27.73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545.454545454545" calcext:value-type="float">
            <text:p>545.45</text:p>
          </table:table-cell>
          <table:table-cell table:formula="of:=AVERAGE([.F17:.$F26])" office:value-type="float" office:value="475.758263167658" calcext:value-type="float">
            <text:p>475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([.A27] - [.$A$7])+([.B27]/60)" office:value-type="float" office:value="30.2" calcext:value-type="float">
            <text:p>30.2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243.243243243243" calcext:value-type="float">
            <text:p>243.24</text:p>
          </table:table-cell>
          <table:table-cell table:formula="of:=AVERAGE([.F18:.$F27])" office:value-type="float" office:value="445.537132946527" calcext:value-type="float">
            <text:p>445.54</text:p>
          </table:table-cell>
          <table:table-cell table:style-name="ce12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([.A28] - [.$A$7])+([.B28]/60)" office:value-type="float" office:value="31.9166666666667" calcext:value-type="float">
            <text:p>31.92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349.514563106796" calcext:value-type="float">
            <text:p>349.51</text:p>
          </table:table-cell>
          <table:table-cell table:formula="of:=AVERAGE([.F19:.$F28])" office:value-type="float" office:value="431.173520764056" calcext:value-type="float">
            <text:p>431.1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([.A29] - [.$A$7])+([.B29]/60)" office:value-type="float" office:value="33.65" calcext:value-type="float">
            <text:p>33.65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346.153846153847" calcext:value-type="float">
            <text:p>346.15</text:p>
          </table:table-cell>
          <table:table-cell table:formula="of:=AVERAGE([.F20:.$F29])" office:value-type="float" office:value="421.886466355051" calcext:value-type="float">
            <text:p>421.8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([.A30] - [.$A$7])+([.B30]/60)" office:value-type="float" office:value="35.4833333333333" calcext:value-type="float">
            <text:p>35.48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327.272727272727" calcext:value-type="float">
            <text:p>327.27</text:p>
          </table:table-cell>
          <table:table-cell table:formula="of:=AVERAGE([.F21:.$F30])" office:value-type="float" office:value="407.860492329077" calcext:value-type="float">
            <text:p>407.8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([.A31] - [.$A$7])+([.B31]/60)" office:value-type="float" office:value="37" calcext:value-type="float">
            <text:p>37.00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95.604395604396" calcext:value-type="float">
            <text:p>395.60</text:p>
          </table:table-cell>
          <table:table-cell table:formula="of:=AVERAGE([.F22:.$F31])" office:value-type="float" office:value="418.152639206589" calcext:value-type="float">
            <text:p>418.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([.A32] - [.$A$7])+([.B32]/60)" office:value-type="float" office:value="38.6833333333333" calcext:value-type="float">
            <text:p>38.68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356.435643564357" calcext:value-type="float">
            <text:p>356.44</text:p>
          </table:table-cell>
          <table:table-cell table:formula="of:=AVERAGE([.F23:.$F32])" office:value-type="float" office:value="415.4983312226" calcext:value-type="float">
            <text:p>415.5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([.A33] - [.$A$7])+([.B33]/60)" office:value-type="float" office:value="40.15" calcext:value-type="float">
            <text:p>40.15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409.090909090909" calcext:value-type="float">
            <text:p>409.09</text:p>
          </table:table-cell>
          <table:table-cell table:formula="of:=AVERAGE([.F24:.$F33])" office:value-type="float" office:value="384.407422131691" calcext:value-type="float">
            <text:p>384.4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([.A34] - [.$A$7])+([.B34]/60)" office:value-type="float" office:value="41.8666666666667" calcext:value-type="float">
            <text:p>41.87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349.514563106796" calcext:value-type="float">
            <text:p>349.51</text:p>
          </table:table-cell>
          <table:table-cell table:formula="of:=AVERAGE([.F25:.$F34])" office:value-type="float" office:value="380.228443659761" calcext:value-type="float">
            <text:p>380.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formula="of:=([.A35] - [.$A$7])+([.B35]/60)" office:value-type="float" office:value="43.5" calcext:value-type="float">
            <text:p>43.50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367.34693877551" calcext:value-type="float">
            <text:p>367.35</text:p>
          </table:table-cell>
          <table:table-cell table:formula="of:=AVERAGE([.F26:.$F35])" office:value-type="float" office:value="368.963137537312" calcext:value-type="float">
            <text:p>368.9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([.A36] - [.$A$7])+([.B36]/60)" office:value-type="float" office:value="44.9333333333333" calcext:value-type="float">
            <text:p>44.93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418.604651162792" calcext:value-type="float">
            <text:p>418.60</text:p>
          </table:table-cell>
          <table:table-cell table:formula="of:=AVERAGE([.F27:.$F36])" office:value-type="float" office:value="356.278148108137" calcext:value-type="float">
            <text:p>356.2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formula="of:=([.A37] - [.$A$7])+([.B37]/60)" office:value-type="float" office:value="46.2666666666667" calcext:value-type="float">
            <text:p>46.27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449.999999999999" calcext:value-type="float">
            <text:p>450.00</text:p>
          </table:table-cell>
          <table:table-cell table:formula="of:=AVERAGE([.F28:.$F37])" office:value-type="float" office:value="376.953823783813" calcext:value-type="float">
            <text:p>376.9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([.A38] - [.$A$7])+([.B38]/60)" office:value-type="float" office:value="47.4166666666667" calcext:value-type="float">
            <text:p>47.42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521.739130434783" calcext:value-type="float">
            <text:p>521.74</text:p>
          </table:table-cell>
          <table:table-cell table:formula="of:=AVERAGE([.F29:.$F38])" office:value-type="float" office:value="394.176280516611" calcext:value-type="float">
            <text:p>394.1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([.A39] - [.$A$7])+([.B39]/60)" office:value-type="float" office:value="49.3666666666667" calcext:value-type="float">
            <text:p>49.37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307.692307692307" calcext:value-type="float">
            <text:p>307.69</text:p>
          </table:table-cell>
          <table:table-cell table:formula="of:=AVERAGE([.F30:.$F39])" office:value-type="float" office:value="390.330126670458" calcext:value-type="float">
            <text:p>390.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([.A40] - [.$A$7])+([.B40]/60)" office:value-type="float" office:value="51.05" calcext:value-type="float">
            <text:p>51.05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56.435643564357" calcext:value-type="float">
            <text:p>356.44</text:p>
          </table:table-cell>
          <table:table-cell table:formula="of:=AVERAGE([.F31:.$F40])" office:value-type="float" office:value="393.246418299621" calcext:value-type="float">
            <text:p>393.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([.A41] - [.$A$7])+([.B41]/60)" office:value-type="float" office:value="52.95" calcext:value-type="float">
            <text:p>52.95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315.78947368421" calcext:value-type="float">
            <text:p>315.79</text:p>
          </table:table-cell>
          <table:table-cell table:formula="of:=AVERAGE([.F32:.$F41])" office:value-type="float" office:value="385.264926107602" calcext:value-type="float">
            <text:p>385.2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A42] - [.$A$7])+([.B42]/60)" office:value-type="float" office:value="54.0166666666667" calcext:value-type="float">
            <text:p>54.02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562.500000000002" calcext:value-type="float">
            <text:p>562.50</text:p>
          </table:table-cell>
          <table:table-cell table:formula="of:=AVERAGE([.F33:.$F42])" office:value-type="float" office:value="405.871361751166" calcext:value-type="float">
            <text:p>405.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table:formula="of:=([.A43] - [.$A$7])+([.B43]/60)" office:value-type="float" office:value="55.4333333333333" calcext:value-type="float">
            <text:p>55.43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423.529411764707" calcext:value-type="float">
            <text:p>423.53</text:p>
          </table:table-cell>
          <table:table-cell table:formula="of:=AVERAGE([.F34:.$F43])" office:value-type="float" office:value="407.315212018546" calcext:value-type="float">
            <text:p>407.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table:formula="of:=([.A44] - [.$A$7])+([.B44]/60)" office:value-type="float" office:value="58.4" calcext:value-type="float">
            <text:p>58.40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202.247191011236" calcext:value-type="float">
            <text:p>202.25</text:p>
          </table:table-cell>
          <table:table-cell table:formula="of:=AVERAGE([.F35:.$F44])" office:value-type="float" office:value="392.58847480899" calcext:value-type="float">
            <text:p>392.59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([.A45] - [.$A$7])+([.B45]/60)" office:value-type="float" office:value="60.1333333333333" calcext:value-type="float">
            <text:p>60.13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346.153846153846" calcext:value-type="float">
            <text:p>346.15</text:p>
          </table:table-cell>
          <table:table-cell table:formula="of:=AVERAGE([.F36:.$F45])" office:value-type="float" office:value="390.469165546824" calcext:value-type="float">
            <text:p>390.47</text:p>
          </table:table-cell>
          <table:table-cell table:formula="of:=[.D45]*(60/[.C45])" office:value-type="float" office:value="379.157427937916" calcext:value-type="float">
            <text:p>37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table:formula="of:=([.A46] - [.$A$7])+([.B46]/60)" office:value-type="float" office:value="61.5166666666667" calcext:value-type="float">
            <text:p>61.52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433.734939759036" calcext:value-type="float">
            <text:p>433.73</text:p>
          </table:table-cell>
          <table:table-cell table:formula="of:=AVERAGE([.F37:.$F46])" office:value-type="float" office:value="391.982194406448" calcext:value-type="float">
            <text:p>391.98</text:p>
          </table:table-cell>
          <table:table-cell table:formula="of:=[.D46]*(60/[.C46])" office:value-type="float" office:value="380.384719588187" calcext:value-type="float">
            <text:p>38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([.A47] - [.$A$7])+([.B47]/60)" office:value-type="float" office:value="63.0833333333333" calcext:value-type="float">
            <text:p>63.08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382.978723404254" calcext:value-type="float">
            <text:p>382.98</text:p>
          </table:table-cell>
          <table:table-cell table:formula="of:=AVERAGE([.F38:.$F47])" office:value-type="float" office:value="385.280066746874" calcext:value-type="float">
            <text:p>385.28</text:p>
          </table:table-cell>
          <table:table-cell table:formula="of:=[.D47]*(60/[.C47])" office:value-type="float" office:value="380.449141347424" calcext:value-type="float">
            <text:p>38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([.A48] - [.$A$7])+([.B48]/60)" office:value-type="float" office:value="64.85" calcext:value-type="float">
            <text:p>64.85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39.622641509435" calcext:value-type="float">
            <text:p>339.62</text:p>
          </table:table-cell>
          <table:table-cell table:formula="of:=AVERAGE([.F39:.$F48])" office:value-type="float" office:value="367.068417854339" calcext:value-type="float">
            <text:p>367.07</text:p>
          </table:table-cell>
          <table:table-cell table:formula="of:=[.D48]*(60/[.C48])" office:value-type="float" office:value="379.336931380108" calcext:value-type="float">
            <text:p>3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([.A49] - [.$A$7])+([.B49]/60)" office:value-type="float" office:value="66.8333333333333" calcext:value-type="float">
            <text:p>66.83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302.521008403361" calcext:value-type="float">
            <text:p>302.52</text:p>
          </table:table-cell>
          <table:table-cell table:formula="of:=AVERAGE([.F40:.$F49])" office:value-type="float" office:value="366.551287925444" calcext:value-type="float">
            <text:p>366.55</text:p>
          </table:table-cell>
          <table:table-cell table:formula="of:=[.D49]*(60/[.C49])" office:value-type="float" office:value="377.057356608479" calcext:value-type="float">
            <text:p>37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table:formula="of:=([.A50] - [.$A$7])+([.B50]/60)" office:value-type="float" office:value="68.7666666666667" calcext:value-type="float">
            <text:p>68.77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310.344827586206" calcext:value-type="float">
            <text:p>310.34</text:p>
          </table:table-cell>
          <table:table-cell table:formula="of:=AVERAGE([.F41:.$F50])" office:value-type="float" office:value="361.942206327629" calcext:value-type="float">
            <text:p>361.94</text:p>
          </table:table-cell>
          <table:table-cell table:formula="of:=[.D50]*(60/[.C50])" office:value-type="float" office:value="375.181774115366" calcext:value-type="float">
            <text:p>3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([.A51] - [.$A$7])+([.B51]/60)" office:value-type="float" office:value="70.3166666666667" calcext:value-type="float">
            <text:p>70.32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387.096774193549" calcext:value-type="float">
            <text:p>387.10</text:p>
          </table:table-cell>
          <table:table-cell table:formula="of:=AVERAGE([.F42:.$F51])" office:value-type="float" office:value="369.072936378563" calcext:value-type="float">
            <text:p>369.07</text:p>
          </table:table-cell>
          <table:table-cell table:formula="of:=[.D51]*(60/[.C51])" office:value-type="float" office:value="375.444418108557" calcext:value-type="float">
            <text:p>3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([.A52] - [.$A$7])+([.B52]/60)" office:value-type="float" office:value="72.2333333333333" calcext:value-type="float">
            <text:p>72.23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313.043478260869" calcext:value-type="float">
            <text:p>313.04</text:p>
          </table:table-cell>
          <table:table-cell table:formula="of:=AVERAGE([.F43:.$F52])" office:value-type="float" office:value="344.12728420465" calcext:value-type="float">
            <text:p>344.13</text:p>
          </table:table-cell>
          <table:table-cell table:formula="of:=[.D52]*(60/[.C52])" office:value-type="float" office:value="373.788647900323" calcext:value-type="float">
            <text:p>3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formula="of:=([.A53] - [.$A$7])+([.B53]/60)" office:value-type="float" office:value="73.8666666666667" calcext:value-type="float">
            <text:p>73.87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367.346938775512" calcext:value-type="float">
            <text:p>367.35</text:p>
          </table:table-cell>
          <table:table-cell table:formula="of:=AVERAGE([.F44:.$F53])" office:value-type="float" office:value="338.50903690573" calcext:value-type="float">
            <text:p>338.51</text:p>
          </table:table-cell>
          <table:table-cell table:formula="of:=[.D53]*(60/[.C53])" office:value-type="float" office:value="373.646209386282" calcext:value-type="float">
            <text:p>3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([.A54] - [.$A$7])+([.B54]/60)" office:value-type="float" office:value="75.05" calcext:value-type="float">
            <text:p>75.05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507.042253521125" calcext:value-type="float">
            <text:p>507.04</text:p>
          </table:table-cell>
          <table:table-cell table:formula="of:=AVERAGE([.F45:.$F54])" office:value-type="float" office:value="368.988543156719" calcext:value-type="float">
            <text:p>368.99</text:p>
          </table:table-cell>
          <table:table-cell table:formula="of:=[.D54]*(60/[.C54])" office:value-type="float" office:value="375.749500333111" calcext:value-type="float">
            <text:p>3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table:formula="of:=([.A55] - [.$A$7])+([.B55]/60)" office:value-type="float" office:value="76.75" calcext:value-type="float">
            <text:p>76.75</text:p>
          </table:table-cell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352.941176470588" calcext:value-type="float">
            <text:p>352.94</text:p>
          </table:table-cell>
          <table:table-cell table:formula="of:=AVERAGE([.F46:.$F55])" office:value-type="float" office:value="369.667276188394" calcext:value-type="float">
            <text:p>369.67</text:p>
          </table:table-cell>
          <table:table-cell table:formula="of:=[.D55]*(60/[.C55])" office:value-type="float" office:value="375.244299674267" calcext:value-type="float">
            <text:p>37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table:formula="of:=([.A56] - [.$A$7])+([.B56]/60)" office:value-type="float" office:value="78.5666666666667" calcext:value-type="float">
            <text:p>78.57</text:p>
          </table:table-cell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330.275229357799" calcext:value-type="float">
            <text:p>330.28</text:p>
          </table:table-cell>
          <table:table-cell table:formula="of:=AVERAGE([.F47:.$F56])" office:value-type="float" office:value="359.32130514827" calcext:value-type="float">
            <text:p>359.32</text:p>
          </table:table-cell>
          <table:table-cell table:formula="of:=[.D56]*(60/[.C56])" office:value-type="float" office:value="374.204497242257" calcext:value-type="float">
            <text:p>37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([.A57] - [.$A$7])+([.B57]/60)" office:value-type="float" office:value="79.1833333333333" calcext:value-type="float">
            <text:p>79.18</text:p>
          </table:table-cell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972.972972972961" calcext:value-type="float">
            <text:p>972.97</text:p>
          </table:table-cell>
          <table:table-cell table:formula="of:=AVERAGE([.F48:.$F57])" office:value-type="float" office:value="418.320730105141" calcext:value-type="float">
            <text:p>418.32</text:p>
          </table:table-cell>
          <table:table-cell table:formula="of:=[.D57]*(60/[.C57])" office:value-type="float" office:value="378.867606819617" calcext:value-type="float">
            <text:p>37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([.A58] - [.$A$7])+([.B58]/60)" office:value-type="float" office:value="81.95" calcext:value-type="float">
            <text:p>81.95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216.867469879518" calcext:value-type="float">
            <text:p>216.87</text:p>
          </table:table-cell>
          <table:table-cell table:formula="of:=AVERAGE([.F49:.$F58])" office:value-type="float" office:value="406.045212942149" calcext:value-type="float">
            <text:p>406.05</text:p>
          </table:table-cell>
          <table:table-cell table:formula="of:=[.D58]*(60/[.C58])" office:value-type="float" office:value="373.39841366687" calcext:value-type="float">
            <text:p>37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formula="of:=([.A59] - [.$A$7])+([.B59]/60)" office:value-type="float" office:value="84.3166666666667" calcext:value-type="float">
            <text:p>84.3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253.521126760564" calcext:value-type="float">
            <text:p>253.52</text:p>
          </table:table-cell>
          <table:table-cell table:formula="of:=AVERAGE([.F50:.$F59])" office:value-type="float" office:value="401.145224777869" calcext:value-type="float">
            <text:p>401.15</text:p>
          </table:table-cell>
          <table:table-cell table:formula="of:=[.D59]*(60/[.C59])" office:value-type="float" office:value="370.033603478948" calcext:value-type="float">
            <text:p>37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([.A60] - [.$A$7])+([.B60]/60)" office:value-type="float" office:value="85.8333333333333" calcext:value-type="float">
            <text:p>85.83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395.604395604396" calcext:value-type="float">
            <text:p>395.60</text:p>
          </table:table-cell>
          <table:table-cell table:formula="of:=AVERAGE([.F51:.$F60])" office:value-type="float" office:value="409.671181579688" calcext:value-type="float">
            <text:p>409.67</text:p>
          </table:table-cell>
          <table:table-cell table:formula="of:=[.D60]*(60/[.C60])" office:value-type="float" office:value="370.485436893204" calcext:value-type="float">
            <text:p>37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table:formula="of:=([.A61] - [.$A$7])+([.B61]/60)" office:value-type="float" office:value="87.9166666666667" calcext:value-type="float">
            <text:p>87.92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287.999999999999" calcext:value-type="float">
            <text:p>288.00</text:p>
          </table:table-cell>
          <table:table-cell table:formula="of:=AVERAGE([.F52:.$F61])" office:value-type="float" office:value="399.761504160333" calcext:value-type="float">
            <text:p>399.76</text:p>
          </table:table-cell>
          <table:table-cell table:formula="of:=[.D61]*(60/[.C61])" office:value-type="float" office:value="368.530805687204" calcext:value-type="float">
            <text:p>36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([.A62] - [.$A$7])+([.B62]/60)" office:value-type="float" office:value="89.15" calcext:value-type="float">
            <text:p>89.15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86.486486486486" calcext:value-type="float">
            <text:p>486.49</text:p>
          </table:table-cell>
          <table:table-cell table:formula="of:=AVERAGE([.F53:.$F62])" office:value-type="float" office:value="417.105804982895" calcext:value-type="float">
            <text:p>417.11</text:p>
          </table:table-cell>
          <table:table-cell table:formula="of:=[.D62]*(60/[.C62])" office:value-type="float" office:value="370.16264722378" calcext:value-type="float">
            <text:p>37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table:formula="of:=([.A63] - [.$A$7])+([.B63]/60)" office:value-type="float" office:value="90.2833333333333" calcext:value-type="float">
            <text:p>90.28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529.411764705886" calcext:value-type="float">
            <text:p>529.41</text:p>
          </table:table-cell>
          <table:table-cell table:formula="of:=AVERAGE([.F54:.$F63])" office:value-type="float" office:value="433.312287575932" calcext:value-type="float">
            <text:p>433.31</text:p>
          </table:table-cell>
          <table:table-cell table:formula="of:=[.D63]*(60/[.C63])" office:value-type="float" office:value="372.161713125346" calcext:value-type="float">
            <text:p>3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table:formula="of:=([.A64] - [.$A$7])+([.B64]/60)" office:value-type="float" office:value="91.6333333333333" calcext:value-type="float">
            <text:p>91.6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444.444444444442" calcext:value-type="float">
            <text:p>444.44</text:p>
          </table:table-cell>
          <table:table-cell table:formula="of:=AVERAGE([.F55:.$F64])" office:value-type="float" office:value="427.052506668264" calcext:value-type="float">
            <text:p>427.05</text:p>
          </table:table-cell>
          <table:table-cell table:formula="of:=[.D64]*(60/[.C64])" office:value-type="float" office:value="373.226627864678" calcext:value-type="float">
            <text:p>37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formula="of:=([.A65] - [.$A$7])+([.B65]/60)" office:value-type="float" office:value="93.1833333333333" calcext:value-type="float">
            <text:p>93.18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387.096774193549" calcext:value-type="float">
            <text:p>387.10</text:p>
          </table:table-cell>
          <table:table-cell table:formula="of:=AVERAGE([.F56:.$F65])" office:value-type="float" office:value="430.46806644056" calcext:value-type="float">
            <text:p>430.47</text:p>
          </table:table-cell>
          <table:table-cell table:formula="of:=[.D65]*(60/[.C65])" office:value-type="float" office:value="373.457342157038" calcext:value-type="float">
            <text:p>37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table:formula="of:=([.A66] - [.$A$7])+([.B66]/60)" office:value-type="float" office:value="94.45" calcext:value-type="float">
            <text:p>94.45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float" office:value="473.684210526316" calcext:value-type="float">
            <text:p>473.68</text:p>
          </table:table-cell>
          <table:table-cell table:formula="of:=AVERAGE([.F57:.$F66])" office:value-type="float" office:value="444.808964557412" calcext:value-type="float">
            <text:p>444.81</text:p>
          </table:table-cell>
          <table:table-cell table:formula="of:=[.D66]*(60/[.C66])" office:value-type="float" office:value="374.801482265749" calcext:value-type="float">
            <text:p>37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table:formula="of:=([.A67] - [.$A$7])+([.B67]/60)" office:value-type="float" office:value="97.5333333333333" calcext:value-type="float">
            <text:p>97.53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194.594594594595" calcext:value-type="float">
            <text:p>194.59</text:p>
          </table:table-cell>
          <table:table-cell table:formula="of:=AVERAGE([.F58:.$F67])" office:value-type="float" office:value="366.971126719575" calcext:value-type="float">
            <text:p>366.97</text:p>
          </table:table-cell>
          <table:table-cell table:formula="of:=[.D67]*(60/[.C67])" office:value-type="float" office:value="369.104579630895" calcext:value-type="float">
            <text:p>3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([.A68] - [.$A$7])+([.B68]/60)" office:value-type="float" office:value="99.0333333333333" calcext:value-type="float">
            <text:p>99.03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float" office:value="400" calcext:value-type="float">
            <text:p>400.00</text:p>
          </table:table-cell>
          <table:table-cell table:formula="of:=AVERAGE([.F59:.$F68])" office:value-type="float" office:value="385.284379731623" calcext:value-type="float">
            <text:p>385.28</text:p>
          </table:table-cell>
          <table:table-cell table:formula="of:=[.D68]*(60/[.C68])" office:value-type="float" office:value="369.572534500168" calcext:value-type="float">
            <text:p>37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formula="of:=([.A69] - [.$A$7])+([.B69]/60)" office:value-type="float" office:value="100.3" calcext:value-type="float">
            <text:p>100.30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float" office:value="473.684210526316" calcext:value-type="float">
            <text:p>473.68</text:p>
          </table:table-cell>
          <table:table-cell table:formula="of:=AVERAGE([.F60:.$F69])" office:value-type="float" office:value="407.300688108198" calcext:value-type="float">
            <text:p>407.30</text:p>
          </table:table-cell>
          <table:table-cell table:formula="of:=[.D69]*(60/[.C69])" office:value-type="float" office:value="370.887337986042" calcext:value-type="float">
            <text:p>37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formula="of:=([.A70] - [.$A$7])+([.B70]/60)" office:value-type="float" office:value="101.733333333333" calcext:value-type="float">
            <text:p>101.73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float" office:value="418.60465116279" calcext:value-type="float">
            <text:p>418.60</text:p>
          </table:table-cell>
          <table:table-cell table:formula="of:=AVERAGE([.F61:.$F70])" office:value-type="float" office:value="409.600713664038" calcext:value-type="float">
            <text:p>409.60</text:p>
          </table:table-cell>
          <table:table-cell table:formula="of:=[.D70]*(60/[.C70])" office:value-type="float" office:value="371.559633027523" calcext:value-type="float">
            <text:p>37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([.A71] - [.$A$7])+([.B71]/60)" office:value-type="float" office:value="103.116666666667" calcext:value-type="float">
            <text:p>103.12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float" office:value="433.734939759039" calcext:value-type="float">
            <text:p>433.73</text:p>
          </table:table-cell>
          <table:table-cell table:formula="of:=AVERAGE([.F62:.$F71])" office:value-type="float" office:value="424.174207639942" calcext:value-type="float">
            <text:p>424.17</text:p>
          </table:table-cell>
          <table:table-cell table:formula="of:=[.D71]*(60/[.C71])" office:value-type="float" office:value="372.393728786165" calcext:value-type="float">
            <text:p>37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([.A72] - [.$A$7])+([.B72]/60)" office:value-type="float" office:value="104.15" calcext:value-type="float">
            <text:p>104.1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float" office:value="580.645161290316" calcext:value-type="float">
            <text:p>580.65</text:p>
          </table:table-cell>
          <table:table-cell table:formula="of:=AVERAGE([.F63:.$F72])" office:value-type="float" office:value="433.590075120325" calcext:value-type="float">
            <text:p>433.59</text:p>
          </table:table-cell>
          <table:table-cell table:formula="of:=[.D72]*(60/[.C72])" office:value-type="float" office:value="374.459913586174" calcext:value-type="float">
            <text:p>3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formula="of:=([.A73] - [.$A$7])+([.B73]/60)" office:value-type="float" office:value="105.283333333333" calcext:value-type="float">
            <text:p>105.28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float" office:value="529.411764705886" calcext:value-type="float">
            <text:p>529.41</text:p>
          </table:table-cell>
          <table:table-cell table:formula="of:=AVERAGE([.F64:.$F73])" office:value-type="float" office:value="433.590075120325" calcext:value-type="float">
            <text:p>433.59</text:p>
          </table:table-cell>
          <table:table-cell table:formula="of:=[.D73]*(60/[.C73])" office:value-type="float" office:value="376.127908817477" calcext:value-type="float">
            <text:p>3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table:formula="of:=([.A74] - [.$A$7])+([.B74]/60)" office:value-type="float" office:value="106.7" calcext:value-type="float">
            <text:p>106.7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float" office:value="423.529411764704" calcext:value-type="float">
            <text:p>423.53</text:p>
          </table:table-cell>
          <table:table-cell table:formula="of:=AVERAGE([.F65:.$F74])" office:value-type="float" office:value="431.498571852351" calcext:value-type="float">
            <text:p>431.50</text:p>
          </table:table-cell>
          <table:table-cell table:formula="of:=[.D74]*(60/[.C74])" office:value-type="float" office:value="376.757263355201" calcext:value-type="float">
            <text:p>37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formula="of:=([.A75] - [.$A$7])+([.B75]/60)" office:value-type="float" office:value="108.366666666667" calcext:value-type="float">
            <text:p>108.37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float" office:value="360.000000000002" calcext:value-type="float">
            <text:p>360.00</text:p>
          </table:table-cell>
          <table:table-cell table:formula="of:=AVERAGE([.F66:.$F75])" office:value-type="float" office:value="428.788894432996" calcext:value-type="float">
            <text:p>428.79</text:p>
          </table:table-cell>
          <table:table-cell table:formula="of:=[.D75]*(60/[.C75])" office:value-type="float" office:value="376.499538603507" calcext:value-type="float">
            <text:p>3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table:formula="of:=([.A76] - [.$A$7])+([.B76]/60)" office:value-type="float" office:value="109.783333333333" calcext:value-type="float">
            <text:p>109.78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float" office:value="423.529411764704" calcext:value-type="float">
            <text:p>423.53</text:p>
          </table:table-cell>
          <table:table-cell table:formula="of:=AVERAGE([.F67:.$F76])" office:value-type="float" office:value="423.773414556835" calcext:value-type="float">
            <text:p>423.77</text:p>
          </table:table-cell>
          <table:table-cell table:formula="of:=[.D76]*(60/[.C76])" office:value-type="float" office:value="377.10642173979" calcext:value-type="float">
            <text:p>37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([.A77] - [.$A$7])+([.B77]/60)" office:value-type="float" office:value="111.166666666667" calcext:value-type="float">
            <text:p>111.17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float" office:value="433.734939759034" calcext:value-type="float">
            <text:p>433.73</text:p>
          </table:table-cell>
          <table:table-cell table:formula="of:=AVERAGE([.F68:.$F77])" office:value-type="float" office:value="447.687449073279" calcext:value-type="float">
            <text:p>447.69</text:p>
          </table:table-cell>
          <table:table-cell table:formula="of:=[.D77]*(60/[.C77])" office:value-type="float" office:value="377.811094452774" calcext:value-type="float">
            <text:p>37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table:formula="of:=([.A78] - [.$A$7])+([.B78]/60)" office:value-type="float" office:value="112.566666666667" calcext:value-type="float">
            <text:p>112.57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float" office:value="428.571428571431" calcext:value-type="float">
            <text:p>428.57</text:p>
          </table:table-cell>
          <table:table-cell table:formula="of:=AVERAGE([.F69:.$F78])" office:value-type="float" office:value="450.544591930422" calcext:value-type="float">
            <text:p>450.54</text:p>
          </table:table-cell>
          <table:table-cell table:formula="of:=[.D78]*(60/[.C78])" office:value-type="float" office:value="378.442404501036" calcext:value-type="float">
            <text:p>37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table:formula="of:=([.A79] - [.$A$7])+([.B79]/60)" office:value-type="float" office:value="114.6" calcext:value-type="float">
            <text:p>114.6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float" office:value="295.081967213115" calcext:value-type="float">
            <text:p>295.08</text:p>
          </table:table-cell>
          <table:table-cell table:formula="of:=AVERAGE([.F70:.$F79])" office:value-type="float" office:value="432.684367599102" calcext:value-type="float">
            <text:p>432.68</text:p>
          </table:table-cell>
          <table:table-cell table:formula="of:=[.D79]*(60/[.C79])" office:value-type="float" office:value="376.96335078534" calcext:value-type="float">
            <text:p>37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table:formula="of:=([.A80] - [.$A$7])+([.B80]/60)" office:value-type="float" office:value="115.95" calcext:value-type="float">
            <text:p>115.95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float" office:value="444.444444444442" calcext:value-type="float">
            <text:p>444.44</text:p>
          </table:table-cell>
          <table:table-cell table:formula="of:=AVERAGE([.F71:.$F80])" office:value-type="float" office:value="435.268346927267" calcext:value-type="float">
            <text:p>435.27</text:p>
          </table:table-cell>
          <table:table-cell table:formula="of:=[.D80]*(60/[.C80])" office:value-type="float" office:value="377.749029754204" calcext:value-type="float">
            <text:p>37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([.A81] - [.$A$7])+([.B81]/60)" office:value-type="float" office:value="117.066666666667" calcext:value-type="float">
            <text:p>117.07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float" office:value="537.313432835824" calcext:value-type="float">
            <text:p>537.31</text:p>
          </table:table-cell>
          <table:table-cell table:formula="of:=AVERAGE([.F72:.$F81])" office:value-type="float" office:value="445.626196234946" calcext:value-type="float">
            <text:p>445.63</text:p>
          </table:table-cell>
          <table:table-cell table:formula="of:=[.D81]*(60/[.C81])" office:value-type="float" office:value="379.271070615034" calcext:value-type="float">
            <text:p>37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([.A82] - [.$A$7])+([.B82]/60)" office:value-type="float" office:value="118.116666666667" calcext:value-type="float">
            <text:p>118.12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float" office:value="571.428571428573" calcext:value-type="float">
            <text:p>571.43</text:p>
          </table:table-cell>
          <table:table-cell table:formula="of:=AVERAGE([.F73:.$F82])" office:value-type="float" office:value="444.704537248772" calcext:value-type="float">
            <text:p>444.70</text:p>
          </table:table-cell>
          <table:table-cell table:formula="of:=[.D82]*(60/[.C82])" office:value-type="float" office:value="380.979257795964" calcext:value-type="float">
            <text:p>38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([.A83] - [.$A$7])+([.B83]/60)" office:value-type="float" office:value="120.666666666667" calcext:value-type="float">
            <text:p>120.67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float" office:value="235.294117647058" calcext:value-type="float">
            <text:p>235.29</text:p>
          </table:table-cell>
          <table:table-cell table:formula="of:=AVERAGE([.F74:.$F83])" office:value-type="float" office:value="415.292772542889" calcext:value-type="float">
            <text:p>415.29</text:p>
          </table:table-cell>
          <table:table-cell table:formula="of:=[.D83]*(60/[.C83])" office:value-type="float" office:value="377.900552486188" calcext:value-type="float">
            <text:p>37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formula="of:=([.A84] - [.$A$7])+([.B84]/60)" office:value-type="float" office:value="122.183333333333" calcext:value-type="float">
            <text:p>122.18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float" office:value="395.604395604396" calcext:value-type="float">
            <text:p>395.60</text:p>
          </table:table-cell>
          <table:table-cell table:formula="of:=AVERAGE([.F75:.$F84])" office:value-type="float" office:value="412.500270926858" calcext:value-type="float">
            <text:p>412.50</text:p>
          </table:table-cell>
          <table:table-cell table:formula="of:=[.D84]*(60/[.C84])" office:value-type="float" office:value="378.120311008048" calcext:value-type="float">
            <text:p>37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formula="of:=([.A85] - [.$A$7])+([.B85]/60)" office:value-type="float" office:value="124.033333333333" calcext:value-type="float">
            <text:p>124.03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float" office:value="324.324324324325" calcext:value-type="float">
            <text:p>324.32</text:p>
          </table:table-cell>
          <table:table-cell table:formula="of:=AVERAGE([.F76:.$F85])" office:value-type="float" office:value="408.93270335929" calcext:value-type="float">
            <text:p>408.93</text:p>
          </table:table-cell>
          <table:table-cell table:formula="of:=[.D85]*(60/[.C85])" office:value-type="float" office:value="377.317925288901" calcext:value-type="float">
            <text:p>37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table:formula="of:=([.A86] - [.$A$7])+([.B86]/60)" office:value-type="float" office:value="125.45" calcext:value-type="float">
            <text:p>125.4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float" office:value="423.529411764704" calcext:value-type="float">
            <text:p>423.53</text:p>
          </table:table-cell>
          <table:table-cell table:formula="of:=AVERAGE([.F77:.$F86])" office:value-type="float" office:value="408.93270335929" calcext:value-type="float">
            <text:p>408.93</text:p>
          </table:table-cell>
          <table:table-cell table:formula="of:=[.D86]*(60/[.C86])" office:value-type="float" office:value="377.839776803507" calcext:value-type="float">
            <text:p>378</text:p>
          </table:table-cell>
          <table:table-cell/>
        </table:table-row>
        <table:table-row table:style-name="ro1">
          <table:table-cell table:number-columns-repeated="2"/>
          <table:table-cell table:formula="of:=([.A87] - [.$A$7])+([.B87]/60)" office:value-type="float" office:value="0" calcext:value-type="float">
            <text:p>0.0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([.D87]-[.D86])*60/([.C87]-[.C86])" office:value-type="float" office:value="-4.78278198485452" calcext:value-type="float">
            <text:p>-4.78</text:p>
          </table:table-cell>
          <table:table-cell table:formula="of:=AVERAGE([.F78:.$F87])" office:value-type="float" office:value="365.080931184901" calcext:value-type="float">
            <text:p>365.08</text:p>
          </table:table-cell>
          <table:table-cell table:formula="of:=[.D87]*(60/[.C8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8] - [.$A$7])+([.B88]/60)" office:value-type="float" office:value="0" calcext:value-type="float">
            <text:p>0.00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([.D88]-[.D87])*60/([.C88]-[.C87])" office:value-type="string" office:string-value="" calcext:value-type="error">
            <text:p>#DIV/0!</text:p>
          </table:table-cell>
          <table:table-cell table:formula="of:=AVERAGE([.F79:.$F88])" office:value-type="string" office:string-value="" calcext:value-type="error">
            <text:p>#DIV/0!</text:p>
          </table:table-cell>
          <table:table-cell table:formula="of:=[.D88]*(60/[.C8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89] - [.$A$7])+([.B89]/60)" office:value-type="float" office:value="0" calcext:value-type="float">
            <text:p>0.0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([.D89]-[.D88])*60/([.C89]-[.C88])" office:value-type="string" office:string-value="" calcext:value-type="error">
            <text:p>#DIV/0!</text:p>
          </table:table-cell>
          <table:table-cell table:formula="of:=AVERAGE([.F80:.$F89])" office:value-type="string" office:string-value="" calcext:value-type="error">
            <text:p>#DIV/0!</text:p>
          </table:table-cell>
          <table:table-cell table:formula="of:=[.D89]*(60/[.C8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0] - [.$A$7])+([.B90]/60)" office:value-type="float" office:value="0" calcext:value-type="float">
            <text:p>0.00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([.D90]-[.D89])*60/([.C90]-[.C89])" office:value-type="string" office:string-value="" calcext:value-type="error">
            <text:p>#DIV/0!</text:p>
          </table:table-cell>
          <table:table-cell table:formula="of:=AVERAGE([.F81:.$F90])" office:value-type="string" office:string-value="" calcext:value-type="error">
            <text:p>#DIV/0!</text:p>
          </table:table-cell>
          <table:table-cell table:formula="of:=[.D90]*(60/[.C9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1] - [.$A$7])+([.B91]/60)" office:value-type="float" office:value="0" calcext:value-type="float">
            <text:p>0.0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([.D91]-[.D90])*60/([.C91]-[.C90])" office:value-type="string" office:string-value="" calcext:value-type="error">
            <text:p>#DIV/0!</text:p>
          </table:table-cell>
          <table:table-cell table:formula="of:=AVERAGE([.F82:.$F91])" office:value-type="string" office:string-value="" calcext:value-type="error">
            <text:p>#DIV/0!</text:p>
          </table:table-cell>
          <table:table-cell table:formula="of:=[.D91]*(60/[.C9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2] - [.$A$7])+([.B92]/60)" office:value-type="float" office:value="0" calcext:value-type="float">
            <text:p>0.00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([.D92]-[.D91])*60/([.C92]-[.C91])" office:value-type="string" office:string-value="" calcext:value-type="error">
            <text:p>#DIV/0!</text:p>
          </table:table-cell>
          <table:table-cell table:formula="of:=AVERAGE([.F83:.$F92])" office:value-type="string" office:string-value="" calcext:value-type="error">
            <text:p>#DIV/0!</text:p>
          </table:table-cell>
          <table:table-cell table:formula="of:=[.D92]*(60/[.C9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3] - [.$A$7])+([.B93]/60)" office:value-type="float" office:value="0" calcext:value-type="float">
            <text:p>0.00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([.D93]-[.D92])*60/([.C93]-[.C92])" office:value-type="string" office:string-value="" calcext:value-type="error">
            <text:p>#DIV/0!</text:p>
          </table:table-cell>
          <table:table-cell table:formula="of:=AVERAGE([.F84:.$F93])" office:value-type="string" office:string-value="" calcext:value-type="error">
            <text:p>#DIV/0!</text:p>
          </table:table-cell>
          <table:table-cell table:formula="of:=[.D93]*(60/[.C9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4] - [.$A$7])+([.B94]/60)" office:value-type="float" office:value="0" calcext:value-type="float">
            <text:p>0.00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([.D94]-[.D93])*60/([.C94]-[.C93])" office:value-type="string" office:string-value="" calcext:value-type="error">
            <text:p>#DIV/0!</text:p>
          </table:table-cell>
          <table:table-cell table:formula="of:=AVERAGE([.F85:.$F94])" office:value-type="string" office:string-value="" calcext:value-type="error">
            <text:p>#DIV/0!</text:p>
          </table:table-cell>
          <table:table-cell table:formula="of:=[.D94]*(60/[.C9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5] - [.$A$7])+([.B95]/60)" office:value-type="float" office:value="0" calcext:value-type="float">
            <text:p>0.00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([.D95]-[.D94])*60/([.C95]-[.C94])" office:value-type="string" office:string-value="" calcext:value-type="error">
            <text:p>#DIV/0!</text:p>
          </table:table-cell>
          <table:table-cell table:formula="of:=AVERAGE([.F86:.$F95])" office:value-type="string" office:string-value="" calcext:value-type="error">
            <text:p>#DIV/0!</text:p>
          </table:table-cell>
          <table:table-cell table:formula="of:=[.D95]*(60/[.C9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6] - [.$A$7])+([.B96]/60)" office:value-type="float" office:value="0" calcext:value-type="float">
            <text:p>0.00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([.D96]-[.D95])*60/([.C96]-[.C95])" office:value-type="string" office:string-value="" calcext:value-type="error">
            <text:p>#DIV/0!</text:p>
          </table:table-cell>
          <table:table-cell table:formula="of:=AVERAGE([.F87:.$F96])" office:value-type="string" office:string-value="" calcext:value-type="error">
            <text:p>#DIV/0!</text:p>
          </table:table-cell>
          <table:table-cell table:formula="of:=[.D96]*(60/[.C9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7] - [.$A$7])+([.B97]/60)" office:value-type="float" office:value="0" calcext:value-type="float">
            <text:p>0.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([.D97]-[.D96])*60/([.C97]-[.C96])" office:value-type="string" office:string-value="" calcext:value-type="error">
            <text:p>#DIV/0!</text:p>
          </table:table-cell>
          <table:table-cell table:formula="of:=AVERAGE([.F88:.$F97])" office:value-type="string" office:string-value="" calcext:value-type="error">
            <text:p>#DIV/0!</text:p>
          </table:table-cell>
          <table:table-cell table:formula="of:=[.D97]*(60/[.C9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8] - [.$A$7])+([.B98]/60)" office:value-type="float" office:value="0" calcext:value-type="float">
            <text:p>0.00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([.D98]-[.D97])*60/([.C98]-[.C97])" office:value-type="string" office:string-value="" calcext:value-type="error">
            <text:p>#DIV/0!</text:p>
          </table:table-cell>
          <table:table-cell table:formula="of:=AVERAGE([.F89:.$F98])" office:value-type="string" office:string-value="" calcext:value-type="error">
            <text:p>#DIV/0!</text:p>
          </table:table-cell>
          <table:table-cell table:formula="of:=[.D98]*(60/[.C9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99] - [.$A$7])+([.B99]/60)" office:value-type="float" office:value="0" calcext:value-type="float">
            <text:p>0.00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([.D99]-[.D98])*60/([.C99]-[.C98])" office:value-type="string" office:string-value="" calcext:value-type="error">
            <text:p>#DIV/0!</text:p>
          </table:table-cell>
          <table:table-cell table:formula="of:=AVERAGE([.F90:.$F99])" office:value-type="string" office:string-value="" calcext:value-type="error">
            <text:p>#DIV/0!</text:p>
          </table:table-cell>
          <table:table-cell table:formula="of:=[.D99]*(60/[.C9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0] - [.$A$7])+([.B100]/60)" office:value-type="float" office:value="0" calcext:value-type="float">
            <text:p>0.00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([.D100]-[.D99])*60/([.C100]-[.C99])" office:value-type="string" office:string-value="" calcext:value-type="error">
            <text:p>#DIV/0!</text:p>
          </table:table-cell>
          <table:table-cell table:formula="of:=AVERAGE([.F91:.$F100])" office:value-type="string" office:string-value="" calcext:value-type="error">
            <text:p>#DIV/0!</text:p>
          </table:table-cell>
          <table:table-cell table:formula="of:=[.D100]*(60/[.C10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1] - [.$A$7])+([.B101]/60)" office:value-type="float" office:value="0" calcext:value-type="float">
            <text:p>0.00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([.D101]-[.D100])*60/([.C101]-[.C100])" office:value-type="string" office:string-value="" calcext:value-type="error">
            <text:p>#DIV/0!</text:p>
          </table:table-cell>
          <table:table-cell table:formula="of:=AVERAGE([.F92:.$F101])" office:value-type="string" office:string-value="" calcext:value-type="error">
            <text:p>#DIV/0!</text:p>
          </table:table-cell>
          <table:table-cell table:formula="of:=[.D101]*(60/[.C10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2] - [.$A$7])+([.B102]/60)" office:value-type="float" office:value="0" calcext:value-type="float">
            <text:p>0.00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([.D102]-[.D101])*60/([.C102]-[.C101])" office:value-type="string" office:string-value="" calcext:value-type="error">
            <text:p>#DIV/0!</text:p>
          </table:table-cell>
          <table:table-cell table:formula="of:=AVERAGE([.F93:.$F102])" office:value-type="string" office:string-value="" calcext:value-type="error">
            <text:p>#DIV/0!</text:p>
          </table:table-cell>
          <table:table-cell table:formula="of:=[.D102]*(60/[.C10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3] - [.$A$7])+([.B103]/60)" office:value-type="float" office:value="0" calcext:value-type="float">
            <text:p>0.00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([.D103]-[.D102])*60/([.C103]-[.C102])" office:value-type="string" office:string-value="" calcext:value-type="error">
            <text:p>#DIV/0!</text:p>
          </table:table-cell>
          <table:table-cell table:formula="of:=AVERAGE([.F94:.$F103])" office:value-type="string" office:string-value="" calcext:value-type="error">
            <text:p>#DIV/0!</text:p>
          </table:table-cell>
          <table:table-cell table:formula="of:=[.D103]*(60/[.C10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4] - [.$A$7])+([.B104]/60)" office:value-type="float" office:value="0" calcext:value-type="float">
            <text:p>0.0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([.D104]-[.D103])*60/([.C104]-[.C103])" office:value-type="string" office:string-value="" calcext:value-type="error">
            <text:p>#DIV/0!</text:p>
          </table:table-cell>
          <table:table-cell table:formula="of:=AVERAGE([.F95:.$F104])" office:value-type="string" office:string-value="" calcext:value-type="error">
            <text:p>#DIV/0!</text:p>
          </table:table-cell>
          <table:table-cell table:formula="of:=[.D104]*(60/[.C10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24" table:number-columns-repeated="2"/>
          <table:table-cell table:formula="of:=([.A105] - [.$A$7])+([.B105]/60)" office:value-type="float" office:value="0" calcext:value-type="float">
            <text:p>0.00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([.D105]-[.D104])*60/([.C105]-[.C104])" office:value-type="string" office:string-value="" calcext:value-type="error">
            <text:p>#DIV/0!</text:p>
          </table:table-cell>
          <table:table-cell table:formula="of:=AVERAGE([.F96:.$F105])" office:value-type="string" office:string-value="" calcext:value-type="error">
            <text:p>#DIV/0!</text:p>
          </table:table-cell>
          <table:table-cell table:formula="of:=[.D105]*(60/[.C10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table:formula="of:=([.A106] - [.$A$7])+([.B106]/60)" office:value-type="float" office:value="0" calcext:value-type="float">
            <text:p>0.00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([.D106]-[.D105])*60/([.C106]-[.C105])" office:value-type="string" office:string-value="" calcext:value-type="error">
            <text:p>#DIV/0!</text:p>
          </table:table-cell>
          <table:table-cell table:formula="of:=AVERAGE([.F97:.$F106])" office:value-type="string" office:string-value="" calcext:value-type="error">
            <text:p>#DIV/0!</text:p>
          </table:table-cell>
          <table:table-cell table:formula="of:=[.D106]*(60/[.C106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36]-[.E135])*([.D136]-[.D135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70.38mm" svg:height="170.53mm" svg:x="48.91mm" svg:y="6.38mm">
            <draw:object draw:notify-on-update-of-ranges="'Traffic Flow Readings'.C7:'Traffic Flow Readings'.C106 'Traffic Flow Readings'.F3:'Traffic Flow Readings'.F3 'Traffic Flow Readings'.F7:'Traffic Flow Readings'.F106 'Traffic Flow Readings'.C7:'Traffic Flow Readings'.C106 'Traffic Flow Readings'.G3:'Traffic Flow Readings'.G3 'Traffic Flow Readings'.G7:'Traffic Flow Readings'.G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38.5mm" svg:y="221.26mm">
            <draw:object draw:notify-on-update-of-ranges="'Traffic Flow Readings'.F3:'Traffic Flow Readings'.F3 'Traffic Flow Readings'.F6:'Traffic Flow Readings'.F106 'Traffic Flow Readings'.H3:'Traffic Flow Readings'.H3 'Traffic Flow Readings'.H6:'Traffic Flow Readings'.H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2:52:24.239569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8T14:36:14.378107924</dc:date>
    <meta:editing-duration>PT4H32M28S</meta:editing-duration>
    <meta:editing-cycles>39</meta:editing-cycles>
    <meta:generator>LibreOffice/6.1.4.2$Linux_X86_64 LibreOffice_project/10$Build-2</meta:generator>
    <meta:document-statistic meta:table-count="2" meta:cell-count="6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8.183cm" svg:y="0.523cm" chart:style-name="ch2">
          <text:p>Vehicles per Hour - OL3   Saturday - 12:15 16/2/2019</text:p>
        </chart:title>
        <chart:subtitle svg:x="10.934cm" svg:y="1.689cm" chart:style-name="ch3">
          <text:p>10 vehicle interval, for 1 hour.</text:p>
        </chart:subtitle>
        <chart:legend svg:x="11.855cm" svg:y="2.691cm" style:legend-expansion="custom" chartooo:width="7.248cm" chartooo:height="3.807cm" style:legend-expansion-aspect-ratio="1.90386130811663" chart:style-name="ch4"/>
        <chart:plot-area chart:style-name="ch5" table:cell-range-address="'Traffic Flow Readings'.F3:'Traffic Flow Readings'.F3 'Traffic Flow Readings'.F6:'Traffic Flow Readings'.F106 'Traffic Flow Readings'.H3:'Traffic Flow Readings'.H3 'Traffic Flow Readings'.H6:'Traffic Flow Readings'.H106" chart:data-source-has-labels="row" svg:x="1.552cm" svg:y="2.759cm" svg:width="24.97cm" svg:height="15.237cm">
          <chartooo:coordinate-region svg:x="2.544cm" svg:y="2.88cm" svg:width="23.978cm" svg:height="14.114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106" chart:label-cell-address="'Traffic Flow Readings'.F3:'Traffic Flow Readings'.F3" chart:class="chart:line">
            <chart:data-point chart:repeated="101"/>
          </chart:series>
          <chart:series chart:style-name="ch12" chart:values-cell-range-address="'Traffic Flow Readings'.H6:'Traffic Flow Readings'.H106" chart:label-cell-address="'Traffic Flow Readings'.H3:'Traffic Flow Readings'.H3" chart:class="chart:line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106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79.157427937916">
                <text:p>379.157427937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80.384719588187">
                <text:p>380.384719588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0.449141347424">
                <text:p>380.4491413474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79.336931380108">
                <text:p>379.336931380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77.057356608479">
                <text:p>377.057356608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75.181774115366">
                <text:p>375.1817741153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5.444418108557">
                <text:p>375.444418108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73.788647900323">
                <text:p>373.788647900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73.646209386282">
                <text:p>373.646209386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75.749500333111">
                <text:p>375.7495003331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75.244299674267">
                <text:p>375.244299674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74.204497242257">
                <text:p>374.204497242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378.867606819617">
                <text:p>378.8676068196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373.39841366687">
                <text:p>373.398413666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370.033603478948">
                <text:p>370.0336034789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0.485436893204">
                <text:p>370.485436893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68.530805687204">
                <text:p>368.530805687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370.16264722378">
                <text:p>370.16264722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2.161713125346">
                <text:p>372.1617131253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3.226627864678">
                <text:p>373.226627864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73.457342157038">
                <text:p>373.457342157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4.801482265749">
                <text:p>374.8014822657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9.104579630895">
                <text:p>369.104579630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">
                <text:p>400</text:p>
              </table:table-cell>
              <table:table-cell office:value-type="float" office:value="369.572534500168">
                <text:p>369.572534500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370.887337986042">
                <text:p>370.8873379860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371.559633027523">
                <text:p>371.559633027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372.393728786165">
                <text:p>372.393728786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374.459913586174">
                <text:p>374.459913586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376.127908817477">
                <text:p>376.127908817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6.757263355201">
                <text:p>376.7572633552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376.499538603507">
                <text:p>376.4995386035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10642173979">
                <text:p>377.10642173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377.811094452774">
                <text:p>377.8110944527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378.442404501036">
                <text:p>378.442404501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376.96335078534">
                <text:p>376.96335078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377.749029754204">
                <text:p>377.749029754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379.271070615034">
                <text:p>379.2710706150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380.979257795964">
                <text:p>380.979257795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377.900552486188">
                <text:p>377.900552486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378.120311008048">
                <text:p>378.1203110080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377.317925288901">
                <text:p>377.317925288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377.839776803507">
                <text:p>377.839776803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78278198485452">
                <text:p>-4.7827819848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39cm" svg:height="17.054cm" xlink:href=".." xlink:type="simple" chart:class="chart:scatter" chart:style-name="ch1">
        <chart:title svg:x="11.637cm" svg:y="0.477cm" chart:style-name="ch2">
          <text:p>Vehicles Per Hour</text:p>
        </chart:title>
        <chart:subtitle svg:x="9.573cm" svg:y="1.597cm" chart:style-name="ch3">
          <text:p>Oldham Test Site - Saturday 12:15 16/2/2019</text:p>
        </chart:subtitle>
        <chart:legend svg:x="14.776cm" svg:y="3.453cm" style:legend-expansion="custom" chartooo:width="6.507cm" chartooo:height="2.056cm" style:legend-expansion-aspect-ratio="3.16488326848249" chart:style-name="ch4"/>
        <chart:plot-area chart:style-name="ch5" table:cell-range-address="'Traffic Flow Readings'.C7:'Traffic Flow Readings'.C106 'Traffic Flow Readings'.F3:'Traffic Flow Readings'.G3 'Traffic Flow Readings'.F7:'Traffic Flow Readings'.G106" chart:data-source-has-labels="row" svg:x="1.551cm" svg:y="2.621cm" svg:width="24.948cm" svg:height="13.111cm">
          <chartooo:coordinate-region svg:x="2.834cm" svg:y="2.82cm" svg:width="23.241cm" svg:height="12.265cm"/>
          <chart:axis chart:dimension="x" chart:name="primary-x" chart:style-name="ch6">
            <chart:title svg:x="13.227cm" svg:y="16.073cm" chart:style-name="ch7">
              <text:p>Time Mins</text:p>
            </chart:title>
          </chart:axis>
          <chart:axis chart:dimension="y" chart:name="primary-y" chart:style-name="ch8">
            <chart:title svg:x="0.451cm" svg:y="10.53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106" chart:label-cell-address="'Traffic Flow Readings'.F3:'Traffic Flow Readings'.F3" chart:class="chart:scatter">
            <chart:domain table:cell-range-address="'Traffic Flow Readings'.C7:'Traffic Flow Readings'.C106"/>
            <chart:data-point chart:repeated="100"/>
          </chart:series>
          <chart:series chart:style-name="ch12" chart:values-cell-range-address="'Traffic Flow Readings'.G7:'Traffic Flow Readings'.G106" chart:label-cell-address="'Traffic Flow Readings'.G3:'Traffic Flow Readings'.G3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106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106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705.882352941176">
                <text:p>705.88235294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6666666666667">
                <text:p>2.3666666666666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70.676691729323">
                <text:p>270.67669172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42.857142857143">
                <text:p>3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6666666666667">
                <text:p>9.96666666666667</text:p>
              </table:table-cell>
              <table:table-cell office:value-type="float" office:value="227.848101265823">
                <text:p>227.8481012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833333333333">
                <text:p>11.3833333333333</text:p>
              </table:table-cell>
              <table:table-cell office:value-type="float" office:value="423.529411764706">
                <text:p>423.529411764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7833333333333">
                <text:p>12.7833333333333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4333333333333">
                <text:p>14.4333333333333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333333333333">
                <text:p>15.5333333333333</text:p>
              </table:table-cell>
              <table:table-cell office:value-type="float" office:value="545.454545454546">
                <text:p>545.454545454546</text:p>
              </table:table-cell>
              <table:table-cell office:value-type="float" office:value="430.40604338249">
                <text:p>430.40604338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75">
                <text:p>16.75</text:p>
              </table:table-cell>
              <table:table-cell office:value-type="float" office:value="493.150684931507">
                <text:p>493.150684931507</text:p>
              </table:table-cell>
              <table:table-cell office:value-type="float" office:value="409.132876581524">
                <text:p>409.132876581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1166666666667">
                <text:p>18.1166666666667</text:p>
              </table:table-cell>
              <table:table-cell office:value-type="float" office:value="439.024390243902">
                <text:p>439.024390243902</text:p>
              </table:table-cell>
              <table:table-cell office:value-type="float" office:value="413.474876045474">
                <text:p>413.474876045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">
                <text:p>19.4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433.160453625789">
                <text:p>433.160453625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45">
                <text:p>21.45</text:p>
              </table:table-cell>
              <table:table-cell office:value-type="float" office:value="292.682926829268">
                <text:p>292.682926829268</text:p>
              </table:table-cell>
              <table:table-cell office:value-type="float" office:value="428.143032023001">
                <text:p>428.14303202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0166666666667">
                <text:p>23.0166666666667</text:p>
              </table:table-cell>
              <table:table-cell office:value-type="float" office:value="382.978723404255">
                <text:p>382.978723404255</text:p>
              </table:table-cell>
              <table:table-cell office:value-type="float" office:value="406.440904363427">
                <text:p>406.440904363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85">
                <text:p>23.85</text:p>
              </table:table-cell>
              <table:table-cell office:value-type="float" office:value="719.999999999998">
                <text:p>719.999999999998</text:p>
              </table:table-cell>
              <table:table-cell office:value-type="float" office:value="455.656094236844">
                <text:p>455.656094236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3833333333333">
                <text:p>25.3833333333333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52.433587842982">
                <text:p>452.433587842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6333333333333">
                <text:p>26.6333333333333</text:p>
              </table:table-cell>
              <table:table-cell office:value-type="float" office:value="480">
                <text:p>480</text:p>
              </table:table-cell>
              <table:table-cell office:value-type="float" office:value="457.57644498584">
                <text:p>457.57644498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7333333333333">
                <text:p>27.7333333333333</text:p>
              </table:table-cell>
              <table:table-cell office:value-type="float" office:value="545.454545454545">
                <text:p>545.454545454545</text:p>
              </table:table-cell>
              <table:table-cell office:value-type="float" office:value="475.758263167658">
                <text:p>475.758263167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2">
                <text:p>30.2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445.537132946527">
                <text:p>445.537132946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31.173520764056">
                <text:p>431.173520764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65">
                <text:p>33.65</text:p>
              </table:table-cell>
              <table:table-cell office:value-type="float" office:value="346.153846153847">
                <text:p>346.153846153847</text:p>
              </table:table-cell>
              <table:table-cell office:value-type="float" office:value="421.886466355051">
                <text:p>421.886466355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4833333333333">
                <text:p>35.4833333333333</text:p>
              </table:table-cell>
              <table:table-cell office:value-type="float" office:value="327.272727272727">
                <text:p>327.272727272727</text:p>
              </table:table-cell>
              <table:table-cell office:value-type="float" office:value="407.860492329077">
                <text:p>407.860492329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8.152639206589">
                <text:p>418.1526392065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6833333333333">
                <text:p>38.6833333333333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415.4983312226">
                <text:p>415.4983312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15">
                <text:p>40.15</text:p>
              </table:table-cell>
              <table:table-cell office:value-type="float" office:value="409.090909090909">
                <text:p>409.090909090909</text:p>
              </table:table-cell>
              <table:table-cell office:value-type="float" office:value="384.407422131691">
                <text:p>384.407422131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8666666666667">
                <text:p>41.8666666666667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380.228443659761">
                <text:p>380.228443659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5">
                <text:p>43.5</text:p>
              </table:table-cell>
              <table:table-cell office:value-type="float" office:value="367.34693877551">
                <text:p>367.34693877551</text:p>
              </table:table-cell>
              <table:table-cell office:value-type="float" office:value="368.963137537312">
                <text:p>368.963137537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9333333333333">
                <text:p>44.9333333333333</text:p>
              </table:table-cell>
              <table:table-cell office:value-type="float" office:value="418.604651162792">
                <text:p>418.604651162792</text:p>
              </table:table-cell>
              <table:table-cell office:value-type="float" office:value="356.278148108137">
                <text:p>356.278148108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2666666666667">
                <text:p>46.2666666666667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376.953823783813">
                <text:p>376.953823783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521.739130434783">
                <text:p>521.739130434783</text:p>
              </table:table-cell>
              <table:table-cell office:value-type="float" office:value="394.176280516611">
                <text:p>394.176280516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3666666666667">
                <text:p>49.3666666666667</text:p>
              </table:table-cell>
              <table:table-cell office:value-type="float" office:value="307.692307692307">
                <text:p>307.692307692307</text:p>
              </table:table-cell>
              <table:table-cell office:value-type="float" office:value="390.330126670458">
                <text:p>390.330126670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05">
                <text:p>51.05</text:p>
              </table:table-cell>
              <table:table-cell office:value-type="float" office:value="356.435643564357">
                <text:p>356.435643564357</text:p>
              </table:table-cell>
              <table:table-cell office:value-type="float" office:value="393.246418299621">
                <text:p>393.246418299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95">
                <text:p>52.95</text:p>
              </table:table-cell>
              <table:table-cell office:value-type="float" office:value="315.78947368421">
                <text:p>315.78947368421</text:p>
              </table:table-cell>
              <table:table-cell office:value-type="float" office:value="385.264926107602">
                <text:p>385.26492610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.0166666666667">
                <text:p>54.0166666666667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05.871361751166">
                <text:p>405.8713617511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4333333333333">
                <text:p>55.4333333333333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07.315212018546">
                <text:p>407.315212018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4">
                <text:p>58.4</text:p>
              </table:table-cell>
              <table:table-cell office:value-type="float" office:value="202.247191011236">
                <text:p>202.247191011236</text:p>
              </table:table-cell>
              <table:table-cell office:value-type="float" office:value="392.58847480899">
                <text:p>392.58847480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1333333333333">
                <text:p>60.1333333333333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90.469165546824">
                <text:p>390.469165546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5166666666667">
                <text:p>61.5166666666667</text:p>
              </table:table-cell>
              <table:table-cell office:value-type="float" office:value="433.734939759036">
                <text:p>433.734939759036</text:p>
              </table:table-cell>
              <table:table-cell office:value-type="float" office:value="391.982194406448">
                <text:p>391.982194406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833333333333">
                <text:p>63.0833333333333</text:p>
              </table:table-cell>
              <table:table-cell office:value-type="float" office:value="382.978723404254">
                <text:p>382.978723404254</text:p>
              </table:table-cell>
              <table:table-cell office:value-type="float" office:value="385.280066746874">
                <text:p>385.280066746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85">
                <text:p>64.85</text:p>
              </table:table-cell>
              <table:table-cell office:value-type="float" office:value="339.622641509435">
                <text:p>339.622641509435</text:p>
              </table:table-cell>
              <table:table-cell office:value-type="float" office:value="367.068417854339">
                <text:p>367.06841785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302.521008403361">
                <text:p>302.521008403361</text:p>
              </table:table-cell>
              <table:table-cell office:value-type="float" office:value="366.551287925444">
                <text:p>366.551287925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7666666666667">
                <text:p>68.7666666666667</text:p>
              </table:table-cell>
              <table:table-cell office:value-type="float" office:value="310.344827586206">
                <text:p>310.344827586206</text:p>
              </table:table-cell>
              <table:table-cell office:value-type="float" office:value="361.942206327629">
                <text:p>361.942206327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.3166666666667">
                <text:p>70.3166666666667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369.072936378563">
                <text:p>369.0729363785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2.2333333333333">
                <text:p>72.2333333333333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344.12728420465">
                <text:p>344.12728420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8666666666667">
                <text:p>73.8666666666667</text:p>
              </table:table-cell>
              <table:table-cell office:value-type="float" office:value="367.346938775512">
                <text:p>367.346938775512</text:p>
              </table:table-cell>
              <table:table-cell office:value-type="float" office:value="338.50903690573">
                <text:p>338.50903690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.05">
                <text:p>75.05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368.988543156719">
                <text:p>368.988543156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75">
                <text:p>76.75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369.667276188394">
                <text:p>369.6672761883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5666666666667">
                <text:p>78.5666666666667</text:p>
              </table:table-cell>
              <table:table-cell office:value-type="float" office:value="330.275229357799">
                <text:p>330.275229357799</text:p>
              </table:table-cell>
              <table:table-cell office:value-type="float" office:value="359.32130514827">
                <text:p>359.321305148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.1833333333333">
                <text:p>79.1833333333333</text:p>
              </table:table-cell>
              <table:table-cell office:value-type="float" office:value="972.972972972961">
                <text:p>972.972972972961</text:p>
              </table:table-cell>
              <table:table-cell office:value-type="float" office:value="418.320730105141">
                <text:p>418.320730105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.95">
                <text:p>81.95</text:p>
              </table:table-cell>
              <table:table-cell office:value-type="float" office:value="216.867469879518">
                <text:p>216.867469879518</text:p>
              </table:table-cell>
              <table:table-cell office:value-type="float" office:value="406.045212942149">
                <text:p>406.0452129421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.3166666666667">
                <text:p>84.3166666666667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01.145224777869">
                <text:p>401.1452247778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.8333333333333">
                <text:p>85.833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09.671181579688">
                <text:p>409.671181579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.9166666666667">
                <text:p>87.9166666666667</text:p>
              </table:table-cell>
              <table:table-cell office:value-type="float" office:value="287.999999999999">
                <text:p>287.999999999999</text:p>
              </table:table-cell>
              <table:table-cell office:value-type="float" office:value="399.761504160333">
                <text:p>399.76150416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.15">
                <text:p>89.15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17.105804982895">
                <text:p>417.105804982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.2833333333333">
                <text:p>90.283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312287575932">
                <text:p>433.312287575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.6333333333333">
                <text:p>91.6333333333333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27.052506668264">
                <text:p>427.052506668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.1833333333333">
                <text:p>93.1833333333333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30.46806644056">
                <text:p>430.468066440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4.45">
                <text:p>94.45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44.808964557412">
                <text:p>444.8089645574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5333333333333">
                <text:p>97.5333333333333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366.971126719575">
                <text:p>366.971126719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0333333333333">
                <text:p>99.0333333333333</text:p>
              </table:table-cell>
              <table:table-cell office:value-type="float" office:value="400">
                <text:p>400</text:p>
              </table:table-cell>
              <table:table-cell office:value-type="float" office:value="385.284379731623">
                <text:p>385.284379731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.3">
                <text:p>100.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07.300688108198">
                <text:p>407.3006881081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1.733333333333">
                <text:p>101.733333333333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09.600713664038">
                <text:p>409.600713664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3.116666666667">
                <text:p>103.116666666667</text:p>
              </table:table-cell>
              <table:table-cell office:value-type="float" office:value="433.734939759039">
                <text:p>433.734939759039</text:p>
              </table:table-cell>
              <table:table-cell office:value-type="float" office:value="424.174207639942">
                <text:p>424.1742076399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.15">
                <text:p>104.15</text:p>
              </table:table-cell>
              <table:table-cell office:value-type="float" office:value="580.645161290316">
                <text:p>580.64516129031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283333333333">
                <text:p>105.283333333333</text:p>
              </table:table-cell>
              <table:table-cell office:value-type="float" office:value="529.411764705886">
                <text:p>529.411764705886</text:p>
              </table:table-cell>
              <table:table-cell office:value-type="float" office:value="433.590075120325">
                <text:p>433.590075120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.7">
                <text:p>106.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31.498571852351">
                <text:p>431.4985718523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.366666666667">
                <text:p>108.366666666667</text:p>
              </table:table-cell>
              <table:table-cell office:value-type="float" office:value="360.000000000002">
                <text:p>360.000000000002</text:p>
              </table:table-cell>
              <table:table-cell office:value-type="float" office:value="428.788894432996">
                <text:p>428.788894432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.783333333333">
                <text:p>109.783333333333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23.773414556835">
                <text:p>423.7734145568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433.734939759034">
                <text:p>433.734939759034</text:p>
              </table:table-cell>
              <table:table-cell office:value-type="float" office:value="447.687449073279">
                <text:p>447.687449073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566666666667">
                <text:p>112.566666666667</text:p>
              </table:table-cell>
              <table:table-cell office:value-type="float" office:value="428.571428571431">
                <text:p>428.571428571431</text:p>
              </table:table-cell>
              <table:table-cell office:value-type="float" office:value="450.544591930422">
                <text:p>450.5445919304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.6">
                <text:p>114.6</text:p>
              </table:table-cell>
              <table:table-cell office:value-type="float" office:value="295.081967213115">
                <text:p>295.081967213115</text:p>
              </table:table-cell>
              <table:table-cell office:value-type="float" office:value="432.684367599102">
                <text:p>432.684367599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.95">
                <text:p>115.95</text:p>
              </table:table-cell>
              <table:table-cell office:value-type="float" office:value="444.444444444442">
                <text:p>444.444444444442</text:p>
              </table:table-cell>
              <table:table-cell office:value-type="float" office:value="435.268346927267">
                <text:p>435.2683469272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7.066666666667">
                <text:p>117.066666666667</text:p>
              </table:table-cell>
              <table:table-cell office:value-type="float" office:value="537.313432835824">
                <text:p>537.313432835824</text:p>
              </table:table-cell>
              <table:table-cell office:value-type="float" office:value="445.626196234946">
                <text:p>445.6261962349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.116666666667">
                <text:p>118.11666666666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44.704537248772">
                <text:p>444.7045372487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235.294117647058">
                <text:p>235.294117647058</text:p>
              </table:table-cell>
              <table:table-cell office:value-type="float" office:value="415.292772542889">
                <text:p>415.292772542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.183333333333">
                <text:p>122.183333333333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12.500270926858">
                <text:p>412.5002709268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.033333333333">
                <text:p>124.033333333333</text:p>
              </table:table-cell>
              <table:table-cell office:value-type="float" office:value="324.324324324325">
                <text:p>324.324324324325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5.45">
                <text:p>125.45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08.93270335929">
                <text:p>408.93270335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4.78278198485452">
                <text:p>-4.78278198485452</text:p>
              </table:table-cell>
              <table:table-cell office:value-type="float" office:value="365.080931184901">
                <text:p>365.0809311849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